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3b5c4"/>
    </style:style>
    <style:style style:name="gr2" style:family="graphic" style:parent-style-name="standard">
      <style:graphic-properties draw:stroke="none" svg:stroke-width="0cm" draw:fill-color="#65697f"/>
    </style:style>
    <style:style style:name="gr3" style:family="graphic" style:parent-style-name="standard">
      <style:graphic-properties draw:stroke="none" svg:stroke-width="0cm" draw:fill-color="#9497ad"/>
    </style:style>
    <style:style style:name="gr4" style:family="graphic" style:parent-style-name="standard">
      <style:graphic-properties draw:stroke="none" svg:stroke-width="0cm" draw:fill-color="#6f7390"/>
    </style:style>
    <style:style style:name="gr5" style:family="graphic" style:parent-style-name="standard">
      <style:graphic-properties draw:stroke="none" svg:stroke-width="0cm" draw:fill-color="#b3b5c4"/>
    </style:style>
  </office:automatic-styles>
  <office:body>
    <office:drawing>
      <draw:page draw:name="page1" draw:style-name="dp1" draw:master-page-name="Default">
        <draw:g>
          <draw:glue-point draw:id="4" svg:x="-4.381cm" svg:y="-5cm"/>
          <draw:glue-point draw:id="5" svg:x="5cm" svg:y="-5cm"/>
          <draw:glue-point draw:id="6" svg:x="0.31cm" svg:y="-5cm"/>
          <draw:glue-point draw:id="7" svg:x="-4.885cm" svg:y="5cm"/>
          <draw:glue-point draw:id="8" svg:x="4.406cm" svg:y="5cm"/>
          <draw:glue-point draw:id="9" svg:x="-0.24cm" svg:y="5cm"/>
          <draw:glue-point draw:id="10" svg:x="-5cm" svg:y="-4.072cm"/>
          <draw:glue-point draw:id="11" svg:x="-5cm" svg:y="0.391cm"/>
          <draw:glue-point draw:id="12" svg:x="5cm" svg:y="4.032cm"/>
          <draw:glue-point draw:id="13" svg:x="5cm" svg:y="-0.485cm"/>
          <draw:glue-point draw:id="14" svg:x="0.021cm" svg:y="-0.013cm"/>
          <draw:polygon draw:style-name="gr1" draw:layer="layout" svg:width="3.379cm" svg:height="1.732cm" svg:x="0.068cm" svg:y="0.212cm" svg:viewBox="0 0 3380 1733" draw:points="0,0 0,1733 3380,1733 3380,0">
            <text:p/>
          </draw:polygon>
          <draw:polygon draw:style-name="gr2" draw:layer="layout" svg:width="0.052cm" svg:height="1.758cm" svg:x="0.042cm" svg:y="0.212cm" svg:viewBox="0 0 53 1759" draw:points="26,1759 53,1732 53,0 0,0 0,1732 26,1759 0,1732 0,1759">
            <text:p/>
          </draw:polygon>
          <draw:polygon draw:style-name="gr2" draw:layer="layout" svg:width="3.406cm" svg:height="0.052cm" svg:x="0.068cm" svg:y="1.918cm" svg:viewBox="0 0 3407 53" draw:points="3407,26 3380,0 0,0 0,53 3380,53 3407,26 3380,53 3407,53">
            <text:p/>
          </draw:polygon>
          <draw:polygon draw:style-name="gr2" draw:layer="layout" svg:width="0.053cm" svg:height="1.758cm" svg:x="3.422cm" svg:y="0.186cm" svg:viewBox="0 0 54 1759" draw:points="26,0 0,26 0,1759 54,1759 54,26 26,0 54,26 54,0">
            <text:p/>
          </draw:polygon>
          <draw:polygon draw:style-name="gr2" draw:layer="layout" svg:width="3.405cm" svg:height="0.053cm" svg:x="0.042cm" svg:y="0.186cm" svg:viewBox="0 0 3406 54" draw:points="0,27 25,54 3406,54 3406,0 25,0 0,27 25,0 0,0">
            <text:p/>
          </draw:polygon>
          <draw:polygon draw:style-name="gr3" draw:layer="layout" svg:width="3.557cm" svg:height="0.156cm" svg:x="0.068cm" svg:y="0.056cm" svg:viewBox="0 0 3558 157" draw:points="0,157 177,0 3558,0 3380,157">
            <text:p/>
          </draw:polygon>
          <draw:polygon draw:style-name="gr2" draw:layer="layout" svg:width="0.211cm" svg:height="0.201cm" svg:x="0.052cm" svg:y="0.03cm" svg:viewBox="0 0 212 202" draw:points="194,0 177,7 0,162 33,202 212,46 194,0 185,0 177,7">
            <text:p/>
          </draw:polygon>
          <draw:polygon draw:style-name="gr2" draw:layer="layout" svg:width="3.448cm" svg:height="0.052cm" svg:x="0.246cm" svg:y="0.03cm" svg:viewBox="0 0 3449 53" draw:points="3397,47 3380,0 0,0 0,53 3380,53 3397,47 3449,0 3380,0">
            <text:p/>
          </draw:polygon>
          <draw:polygon draw:style-name="gr2" draw:layer="layout" svg:width="0.211cm" svg:height="0.201cm" svg:x="3.431cm" svg:y="0.038cm" svg:viewBox="0 0 212 202" draw:points="16,202 33,194 212,39 178,0 0,155 16,202 26,202 33,194">
            <text:p/>
          </draw:polygon>
          <draw:polygon draw:style-name="gr2" draw:layer="layout" svg:width="3.448cm" svg:height="0.053cm" svg:x="0cm" svg:y="0.186cm" svg:viewBox="0 0 3449 54" draw:points="51,7 68,54 3449,54 3449,0 68,0 51,7 0,54 68,54">
            <text:p/>
          </draw:polygon>
          <draw:polygon draw:style-name="gr4" draw:layer="layout" svg:width="0.178cm" svg:height="1.888cm" svg:x="3.448cm" svg:y="0.056cm" svg:viewBox="0 0 179 1889" draw:points="0,156 179,0 179,1738 0,1889">
            <text:p/>
          </draw:polygon>
          <draw:polygon draw:style-name="gr2" draw:layer="layout" svg:width="0.22cm" svg:height="0.232cm" svg:x="3.431cm" svg:y="0cm" svg:viewBox="0 0 221 233" draw:points="221,56 177,37 0,193 33,233 211,76 221,56 221,0 177,37">
            <text:p/>
          </draw:polygon>
          <draw:polygon draw:style-name="gr2" draw:layer="layout" svg:width="0.053cm" svg:height="1.758cm" svg:x="3.599cm" svg:y="0.056cm" svg:viewBox="0 0 54 1759" draw:points="44,1759 54,1738 54,0 0,0 0,1738 44,1759 54,1751 54,1738">
            <text:p/>
          </draw:polygon>
          <draw:polygon draw:style-name="gr2" draw:layer="layout" svg:width="0.22cm" svg:height="0.226cm" svg:x="3.422cm" svg:y="1.774cm" svg:viewBox="0 0 221 227" draw:points="0,170 43,191 221,40 187,0 9,151 0,170 0,227 43,191">
            <text:p/>
          </draw:polygon>
          <draw:polygon draw:style-name="gr2" draw:layer="layout" svg:width="0.053cm" svg:height="1.751cm" svg:x="3.422cm" svg:y="0.193cm" svg:viewBox="0 0 54 1752" draw:points="9,0 0,19 0,1752 54,1752 54,19 9,0 0,7 0,19">
            <text:p/>
          </draw:polygon>
          <draw:polygon draw:style-name="gr2" draw:layer="layout" svg:width="0.212cm" svg:height="0.194cm" svg:x="2.031cm" svg:y="0.347cm" svg:viewBox="0 0 213 195" draw:points="34,195 213,39 178,0 0,155">
            <text:p/>
          </draw:polygon>
          <draw:polygon draw:style-name="gr2" draw:layer="layout" svg:width="0.212cm" svg:height="0.195cm" svg:x="0.511cm" svg:y="0.327cm" svg:viewBox="0 0 213 196" draw:points="0,39 178,196 213,156 34,0">
            <text:p/>
          </draw:polygon>
          <draw:polygon draw:style-name="gr5" draw:layer="layout" svg:width="1.454cm" svg:height="1.242cm" svg:x="0.705cm" svg:y="0.503cm" svg:viewBox="0 0 1455 1243" draw:points="0,198 0,183 1,168 4,153 7,140 11,127 16,116 22,105 27,95 34,85 42,75 48,67 56,59 64,51 73,45 81,39 89,34 98,29 106,24 114,20 123,17 130,13 137,11 144,8 151,6 163,3 171,0 178,0 179,0 190,0 218,0 263,0 322,0 392,0 472,0 557,0 648,0 741,0 833,0 922,0 1006,0 1082,0 1148,0 1203,0 1242,0 1262,0 1280,1 1298,4 1314,8 1329,12 1343,18 1356,24 1367,31 1378,39 1388,47 1397,55 1405,64 1412,74 1420,83 1425,92 1430,102 1435,112 1438,122 1442,131 1445,140 1447,149 1450,157 1451,166 1452,173 1453,180 1454,186 1454,192 1455,197 1455,203 1455,205 1455,214 1455,238 1455,274 1455,323 1455,381 1455,446 1455,516 1455,591 1455,666 1455,741 1455,814 1455,882 1455,943 1455,996 1455,1038 1455,1068 1454,1080 1452,1090 1450,1101 1447,1111 1443,1120 1439,1130 1434,1139 1428,1148 1422,1155 1416,1164 1408,1170 1401,1178 1394,1184 1386,1190 1378,1196 1370,1201 1363,1206 1355,1211 1347,1216 1340,1220 1332,1223 1326,1226 1319,1230 1314,1232 1302,1237 1294,1240 1289,1242 1287,1243 1276,1243 1246,1243 1200,1243 1140,1243 1067,1243 985,1243 897,1243 804,1243 709,1243 615,1243 524,1243 439,1243 362,1243 296,1243 242,1243 205,1243 191,1242 178,1241 165,1238 152,1236 140,1232 129,1228 119,1222 108,1217 98,1211 89,1205 81,1199 72,1191 64,1185 57,1177 51,1169 45,1161 38,1154 33,1147 29,1140 24,1133 20,1126 16,1119 12,1113 10,1106 5,1097 2,1089 0,1083 0,1082">
            <text:p/>
          </draw:polygon>
          <draw:polygon draw:style-name="gr2" draw:layer="layout" svg:width="0.209cm" svg:height="0.225cm" svg:x="0.679cm" svg:y="0.476cm" svg:viewBox="0 0 210 226" draw:points="206,0 203,0 200,1 193,1 183,4 171,7 163,9 156,12 147,15 139,19 129,23 121,27 111,32 102,38 97,41 93,44 87,48 83,51 78,56 73,59 69,63 65,67 61,71 56,76 52,81 47,85 44,91 40,96 35,101 31,107 28,113 25,119 22,126 18,132 16,139 13,146 10,153 8,160 6,168 5,176 2,184 2,192 1,200 0,208 0,217 0,226 52,226 52,219 52,212 52,205 53,198 55,192 56,186 57,181 58,174 61,169 62,164 64,159 66,153 68,149 71,144 73,139 76,135 79,131 82,127 84,123 87,119 91,115 94,112 97,108 101,105 104,102 108,98 111,95 115,93 118,91 122,87 126,85 129,83 137,78 145,74 152,71 160,67 167,64 174,62 179,60 185,57 196,54 203,53 209,52 210,52 206,52 206,0 205,0 203,0">
            <text:p/>
          </draw:polygon>
          <draw:polygon draw:style-name="gr2" draw:layer="layout" svg:width="1.062cm" svg:height="0.052cm" svg:x="0.885cm" svg:y="0.476cm" svg:viewBox="0 0 1063 53" draw:points="1063,0 1024,0 969,0 903,0 827,0 742,0 653,0 561,0 469,0 377,0 292,0 212,0 142,0 83,0 38,0 10,0 0,0 0,53 10,53 38,53 83,53 142,53 212,53 292,53 377,53 469,53 561,53 653,53 742,53 827,53 903,53 969,53 1024,53 1063,53">
            <text:p/>
          </draw:polygon>
          <draw:polygon draw:style-name="gr2" draw:layer="layout" svg:width="0.238cm" svg:height="0.233cm" svg:x="1.947cm" svg:y="0.476cm" svg:viewBox="0 0 239 234" draw:points="239,232 239,234 239,229 238,222 238,217 238,211 237,204 236,196 234,187 233,179 230,169 228,160 225,149 221,139 219,133 217,129 214,123 212,117 209,112 206,106 203,100 199,95 195,91 192,84 188,79 183,74 178,69 174,64 168,59 163,53 157,49 152,44 146,40 139,36 133,32 126,28 118,24 111,21 104,18 95,15 87,12 79,9 69,7 60,5 51,4 42,2 31,1 21,0 10,0 0,0 0,52 9,52 18,53 27,53 35,54 43,56 51,57 58,57 65,60 72,61 78,64 84,67 90,68 96,71 101,74 106,77 111,80 116,83 121,86 125,90 129,94 132,96 136,100 140,104 143,108 147,112 149,116 152,119 155,124 157,128 160,132 163,136 165,141 167,145 169,149 170,153 172,157 175,166 178,173 180,182 182,190 183,197 184,204 185,210 186,216 186,221 186,224 186,230 186,231 186,232 186,231 186,232">
            <text:p/>
          </draw:polygon>
          <draw:polygon draw:style-name="gr2" draw:layer="layout" svg:width="0.052cm" svg:height="0.862cm" svg:x="2.133cm" svg:y="0.708cm" svg:viewBox="0 0 53 863" draw:points="53,863 53,833 53,790 53,738 53,676 53,608 53,535 53,461 53,385 53,311 53,240 53,175 53,117 53,68 53,32 53,8 53,0 0,0 0,8 0,32 0,68 0,117 0,175 0,240 0,311 0,385 0,461 0,535 0,608 0,676 0,738 0,790 0,833 0,863">
            <text:p/>
          </draw:polygon>
          <draw:polygon draw:style-name="gr2" draw:layer="layout" svg:width="0.201cm" svg:height="0.199cm" svg:x="1.984cm" svg:y="1.571cm" svg:viewBox="0 0 202 200" draw:points="7,200 15,199 17,198 23,196 32,192 43,188 50,185 57,182 64,178 72,174 80,170 89,165 97,160 106,155 114,148 123,143 131,135 140,128 144,124 148,120 152,116 156,112 160,108 164,103 167,99 170,94 174,89 177,84 180,79 183,73 186,68 188,63 191,57 193,51 194,45 197,39 198,33 199,26 200,20 201,13 201,7 202,0 149,0 149,4 149,8 148,13 148,17 147,21 146,25 145,30 143,34 142,38 140,42 139,45 137,49 134,53 132,56 130,60 127,63 125,67 122,70 119,73 116,76 113,80 110,83 107,86 104,89 98,95 90,100 84,106 76,111 69,116 62,120 55,124 48,127 41,131 35,134 28,137 23,140 13,143 6,147 0,148 0,148 7,147 7,200 11,200 15,199">
            <text:p/>
          </draw:polygon>
          <draw:polygon draw:style-name="gr2" draw:layer="layout" svg:width="1.081cm" svg:height="0.052cm" svg:x="0.911cm" svg:y="1.718cm" svg:viewBox="0 0 1082 53" draw:points="0,53 37,53 91,53 156,53 233,53 319,53 410,53 504,53 599,53 691,53 780,53 862,53 934,53 995,53 1041,53 1071,53 1082,53 1082,0 1071,0 1041,0 995,0 934,0 862,0 780,0 691,0 599,0 504,0 410,0 319,0 233,0 156,0 91,0 37,0 0,0">
            <text:p/>
          </draw:polygon>
          <draw:polygon draw:style-name="gr2" draw:layer="layout" svg:width="0.231cm" svg:height="0.195cm" svg:x="0.679cm" svg:y="1.576cm" svg:viewBox="0 0 232 196" draw:points="0,8 1,16 2,18 4,24 7,33 12,44 16,50 19,58 23,65 28,73 33,81 38,88 44,97 51,105 57,113 65,122 68,126 73,130 77,134 82,138 86,142 90,146 95,150 100,153 105,157 110,161 116,164 122,167 127,171 133,173 139,176 145,179 152,181 158,184 164,186 171,188 179,191 185,192 193,193 201,194 208,195 215,196 223,196 232,196 232,143 225,143 219,143 213,142 207,142 201,141 196,140 190,139 185,137 180,136 175,134 170,132 166,131 160,128 156,126 152,123 147,122 143,118 139,117 134,113 131,111 127,108 123,105 119,102 116,99 112,95 109,92 106,89 103,86 96,79 91,72 86,65 81,58 76,52 72,45 68,39 65,33 62,27 60,22 55,12 52,5 51,0 51,0 52,8 0,8 0,12 1,16">
            <text:p/>
          </draw:polygon>
          <draw:polygon draw:style-name="gr2" draw:layer="layout" svg:width="0.052cm" svg:height="0.883cm" svg:x="0.679cm" svg:y="0.701cm" svg:viewBox="0 0 53 884" draw:points="53,0 0,0 0,884 53,884 53,0 0,0">
            <text:p/>
          </draw:polygon>
          <draw:polygon draw:style-name="gr2" draw:layer="layout" svg:width="0.833cm" svg:height="0.052cm" svg:x="2.37cm" svg:y="1.647cm" svg:viewBox="0 0 834 53" draw:points="0,53 834,53 834,0 0,0">
            <text:p/>
          </draw:polygon>
          <draw:polygon draw:style-name="gr2" draw:layer="layout" svg:width="0.833cm" svg:height="0.052cm" svg:x="2.37cm" svg:y="0.559cm" svg:viewBox="0 0 834 53" draw:points="0,53 834,53 834,0 0,0">
            <text:p/>
          </draw:polygon>
          <draw:polygon draw:style-name="gr2" draw:layer="layout" svg:width="0.384cm" svg:height="0.052cm" svg:x="0.178cm" svg:y="1.647cm" svg:viewBox="0 0 385 53" draw:points="0,53 385,53 385,0 0,0">
            <text:p/>
          </draw:polygon>
          <draw:polygon draw:style-name="gr2" draw:layer="layout" svg:width="0.384cm" svg:height="0.052cm" svg:x="0.178cm" svg:y="0.559cm" svg:viewBox="0 0 385 53" draw:points="0,53 385,53 385,0 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ar</dc:title>
    <meta:creation-date>2011-02-07T16:38:22</meta:creation-date>
    <meta:editing-duration>P0D</meta:editing-duration>
    <meta:editing-cycles>1</meta:editing-cycles>
    <meta:document-statistic meta:object-count="31"/>
    <meta:generator>OpenOffice.org/3.3$Linux OpenOffice.org_project/330m20$Build-9567</meta:generator>
  </office:meta>
</office:document-meta>
</file>